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alibri" svg:font-family="Calibri" style:font-family-generic="roman"/>
    <style:font-face style:name="Times New Roman1" svg:font-family="'Times New Roman'" style:font-family-generic="roman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 style:list-style-name="WWNum2">
      <style:paragraph-properties fo:margin-top="0cm" fo:margin-bottom="0.353cm" style:contextual-spacing="false" fo:line-height="115%">
        <style:tab-stops/>
      </style:paragraph-properties>
      <style:text-properties officeooo:paragraph-rsid="0012206a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fo:color="#000000" style:font-name="Calibri" fo:font-size="11pt" fo:language="no" fo:country="NO" style:font-size-asian="11pt"/>
    </style:style>
    <style:style style:name="P4" style:family="paragraph" style:parent-style-name="Standard" style:list-style-name="L1">
      <style:paragraph-properties fo:margin-top="0cm" fo:margin-bottom="0.353cm" style:contextual-spacing="false" fo:line-height="115%">
        <style:tab-stops/>
      </style:paragraph-properties>
      <style:text-properties fo:color="#000000" style:font-name="Calibri" fo:font-size="11pt" fo:language="no" fo:country="NO" officeooo:rsid="000e83b5" officeooo:paragraph-rsid="000e83b5" style:font-size-asian="11pt"/>
    </style:style>
    <style:style style:name="P5" style:family="paragraph" style:parent-style-name="Standard" style:master-page-name="Standard">
      <style:paragraph-properties fo:margin-top="0cm" fo:margin-bottom="0.353cm" style:contextual-spacing="false" fo:line-height="115%" style:page-number="auto"/>
    </style:style>
    <style:style style:name="P6" style:family="paragraph" style:parent-style-name="Standard" style:list-style-name="WWNum2">
      <style:paragraph-properties fo:margin-left="1.27cm" fo:margin-right="0cm" fo:margin-top="0cm" fo:margin-bottom="0.353cm" style:contextual-spacing="false" fo:line-height="115%" fo:text-indent="-0.635cm" style:auto-text-indent="false">
        <style:tab-stops/>
      </style:paragraph-properties>
    </style:style>
    <style:style style:name="P7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indent="-0.635cm" style:auto-text-indent="false">
        <style:tab-stops/>
      </style:paragraph-properties>
      <style:text-properties fo:color="#000000" style:font-name="Calibri" fo:font-size="11pt" fo:language="no" fo:country="NO" officeooo:rsid="000e83b5" officeooo:paragraph-rsid="000e83b5" style:font-size-asian="11pt"/>
    </style:style>
    <style:style style:name="P8" style:family="paragraph" style:parent-style-name="Standard">
      <style:paragraph-properties fo:margin-left="1.27cm" fo:margin-right="0cm" fo:margin-top="0cm" fo:margin-bottom="0.353cm" style:contextual-spacing="false" fo:line-height="115%" fo:text-indent="-0.635cm" style:auto-text-indent="false">
        <style:tab-stops/>
      </style:paragraph-properties>
      <style:text-properties fo:color="#000000" style:font-name="Calibri" fo:font-size="11pt" fo:language="no" fo:country="NO" officeooo:rsid="000e83b5" officeooo:paragraph-rsid="000e83b5" style:font-size-asian="11pt"/>
    </style:style>
    <style:style style:name="P9" style:family="paragraph" style:parent-style-name="Standard" style:list-style-name="WWNum1">
      <style:paragraph-properties fo:margin-left="1.27cm" fo:margin-right="0cm" fo:margin-top="0cm" fo:margin-bottom="0.353cm" style:contextual-spacing="false" fo:line-height="115%" fo:text-indent="-0.635cm" style:auto-text-indent="false">
        <style:tab-stops/>
      </style:paragraph-properties>
      <style:text-properties fo:color="#000000" style:font-name="Calibri" fo:font-size="11pt" fo:language="no" fo:country="NO" officeooo:rsid="00106c9d" officeooo:paragraph-rsid="00106c9d" style:font-size-asian="11pt"/>
    </style:style>
    <style:style style:name="P10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>
        <style:tab-stops/>
      </style:paragraph-properties>
      <style:text-properties fo:color="#000000" style:font-name="Calibri" fo:font-size="11pt" fo:language="no" fo:country="NO" officeooo:rsid="000e83b5" officeooo:paragraph-rsid="000e83b5" style:font-size-asian="11pt"/>
    </style:style>
    <style:style style:name="P11" style:family="paragraph" style:parent-style-name="Standard" style:list-style-name="WWNum1">
      <style:paragraph-properties fo:margin-left="0cm" fo:margin-right="0cm" fo:margin-top="0cm" fo:margin-bottom="0.353cm" style:contextual-spacing="false" fo:line-height="115%" fo:text-indent="0cm" style:auto-text-indent="false">
        <style:tab-stops/>
      </style:paragraph-properties>
      <style:text-properties fo:color="#000000" style:font-name="Calibri" fo:font-size="11pt" fo:language="no" fo:country="NO" officeooo:rsid="00106c9d" officeooo:paragraph-rsid="00106c9d" style:font-size-asian="11pt"/>
    </style:style>
    <style:style style:name="T1" style:family="text">
      <style:text-properties fo:color="#ff0000" style:font-name="Calibri" fo:font-size="11pt" fo:language="no" fo:country="NO" style:font-size-asian="11pt"/>
    </style:style>
    <style:style style:name="T2" style:family="text">
      <style:text-properties fo:language="no" fo:country="NO"/>
    </style:style>
    <style:style style:name="T3" style:family="text">
      <style:text-properties fo:color="#000000" style:font-name="Calibri" fo:font-size="11pt" fo:language="no" fo:country="NO" style:font-size-asian="11pt"/>
    </style:style>
    <style:style style:name="T4" style:family="text">
      <style:text-properties fo:color="#000000" style:font-name="Calibri" fo:font-size="11pt" fo:language="no" fo:country="NO" officeooo:rsid="000e83b5" style:font-size-asian="11pt"/>
    </style:style>
    <style:style style:name="T5" style:family="text">
      <style:text-properties officeooo:rsid="0012206a"/>
    </style:style>
    <style:style style:name="T6" style:family="text">
      <style:text-properties officeooo:rsid="0013775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roups:</text:span></text:p>
      <text:list xml:id="list4349224864314293710" text:style-name="WWNum2">
        <text:list-item>
          <text:p text:style-name="P6"><text:span text:style-name="T3">Ole/Lars-Erik</text:span></text:p>
        </text:list-item>
        <text:list-item>
          <text:p text:style-name="P6"><text:span text:style-name="T3">Nico/Alex M</text:span></text:p>
        </text:list-item>
        <text:list-item>
          <text:p text:style-name="P2"><text:span text:style-name="T3">Jon/Håkon/Hussan</text:span></text:p>
        </text:list-item>
        <text:list-item>
          <text:p text:style-name="P6"><text:span text:style-name="T3">Mathias/Alex</text:span></text:p>
        </text:list-item>
      </text:list>
      <text:p text:style-name="P3"/>
      <text:p text:style-name="P1"><text:span text:style-name="T4">Documentation </text:span><text:span text:style-name="T3">Tasks:</text:span></text:p>
      <text:list xml:id="list1598334023785746703" text:style-name="WWNum1">
        <text:list-item>
          <text:p text:style-name="P7">Nettverksdokumentasjon <text:span text:style-name="T5">(Group 1)</text:span></text:p>
        </text:list-item>
        <text:list-item>
          <text:p text:style-name="P7">UML</text:p>
        </text:list-item>
        <text:list-item>
          <text:p text:style-name="P7">Domain model</text:p>
        </text:list-item>
        <text:list-item>
          <text:p text:style-name="P7">Contracts</text:p>
        </text:list-item>
        <text:list-item>
          <text:p text:style-name="P7">Communication diagram</text:p>
        </text:list-item>
        <text:list-item>
          <text:p text:style-name="P7">Saving/Database documantation <text:span text:style-name="T5">(Group 3)</text:span></text:p>
        </text:list-item>
        <text:list-item>
          <text:p text:style-name="P7">ELO documentation <text:span text:style-name="T5">(Group 2)</text:span></text:p>
        </text:list-item>
        <text:list-item>
          <text:p text:style-name="P7">General updating of ducumentation <text:span text:style-name="T5">(everyone)</text:span></text:p>
        </text:list-item>
      </text:list>
      <text:p text:style-name="P8"/>
      <text:p text:style-name="P10">Programming tasks:</text:p>
      <text:list xml:id="list153659021148266" text:continue-numbering="true" text:style-name="WWNum1">
        <text:list-item>
          <text:p text:style-name="P7">Calculate elo rating <text:span text:style-name="T5">(Group 2)</text:span></text:p>
        </text:list-item>
        <text:list-item>
          <text:p text:style-name="P7">Show captured pieces <text:span text:style-name="T5">(group 4)</text:span></text:p>
        </text:list-item>
        <text:list-item>
          <text:p text:style-name="P7">Network <text:span text:style-name="T5">(Group 1)</text:span></text:p>
          <text:p text:style-name="P11">Epics:</text:p>
        </text:list-item>
        <text:list-item>
          <text:p text:style-name="P7">Save/load game <text:span text:style-name="T5">(Group 3)</text:span></text:p>
        </text:list-item>
        <text:list-item>
          <text:p text:style-name="P7">Alpha beta pruning <text:span text:style-name="T5">(Group 3)</text:span> </text:p>
        </text:list-item>
        <text:list-item>
          <text:p text:style-name="P7">Openings books <text:span text:style-name="T5">(Group 3)</text:span></text:p>
        </text:list-item>
        <text:list-item>
          <text:p text:style-name="P7">dynamicly change to different value <text:span text:style-name="T5">(Group 2)</text:span></text:p>
        </text:list-item>
        <text:list-item>
          <text:p text:style-name="P7"><text:soft-page-break/>Display hints <text:span text:style-name="T5">(Group 4)</text:span></text:p>
        </text:list-item>
        <text:list-item>
          <text:p text:style-name="P9">dVide technology <text:span text:style-name="T6">(Group Lars Erik)</text:span></text:p>
        </text:list-item>
      </text:list>
      <text:list xml:id="list8078119560038217482" text:style-name="L1">
        <text:list-header>
          <text:p text:style-name="P4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alibri" svg:font-family="Calibri" style:font-family-generic="roman"/>
    <style:font-face style:name="Times New Roman1" svg:font-family="'Times New Roman'" style:font-family-generic="roman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Label_20_1" style:display-name="ListLabel 1" style:family="text">
      <style:text-properties style:font-name="Times New Roman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15:36:58.805000000</dc:date>
    <meta:generator>LibreOffice/4.1.2.3$Windows_x86 LibreOffice_project/40b2d7fde7e8d2d7bc5a449dc65df4d08a7dd38</meta:generator>
    <meta:editing-duration>PT32M13S</meta:editing-duration>
    <meta:editing-cycles>3</meta:editing-cycles>
    <meta:document-statistic meta:table-count="0" meta:image-count="0" meta:object-count="0" meta:page-count="2" meta:paragraph-count="26" meta:word-count="98" meta:character-count="573" meta:non-whitespace-character-count="522"/>
  </office:meta>
</office:document-meta>
</file>